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background-color="#00ffff"/>
    </style:style>
    <style:style style:name="ce23" style:family="table-cell" style:parent-style-name="Default" style:data-style-name="N100">
      <style:table-cell-properties fo:background-color="#7ffe00"/>
    </style:style>
    <style:style style:name="ce24" style:family="table-cell" style:parent-style-name="Default" style:data-style-name="N100">
      <style:text-properties fo:font-style="italic" style:font-style-asian="italic" style:font-style-complex="italic"/>
    </style:style>
    <style:style style:name="ce25" style:family="table-cell" style:parent-style-name="Default" style:data-style-name="N100">
      <style:text-properties style:text-line-through-style="solid" style:text-line-through-type="single"/>
    </style:style>
    <style:style style:name="ce26" style:family="table-cell" style:parent-style-name="Default" style:data-style-name="N100"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29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0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1" style:family="table-cell" style:parent-style-name="Default" style:data-style-name="N100">
      <style:text-properties style:text-line-through-style="none" style:text-line-through-type="none"/>
    </style:style>
    <style:style style:name="ce32" style:family="table-cell" style:parent-style-name="Default" style:data-style-name="N100">
      <style:table-cell-properties fo:background-color="#fe7f00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>
      <style:text-properties style:text-line-through-style="solid" style:text-line-through-type="single"/>
    </style:style>
    <style:style style:name="ce3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f200"/>
    </style:style>
    <style:style style:name="ce40" style:family="table-cell" style:parent-style-name="Default" style:data-style-name="N100">
      <style:table-cell-properties fo:background-color="#ffff00"/>
    </style:style>
    <style:style style:name="ce41" style:family="table-cell" style:parent-style-name="Default" style:data-style-name="N100"/>
    <style:style style:name="ce42" style:family="table-cell" style:parent-style-name="Default" style:data-style-name="N100">
      <style:table-cell-properties fo:background-color="#00ffff"/>
    </style:style>
    <style:style style:name="ce43" style:family="table-cell" style:parent-style-name="Default" style:data-style-name="N100">
      <style:table-cell-properties fo:background-color="#7ffe00"/>
    </style:style>
    <style:style style:name="ce44" style:family="table-cell" style:parent-style-name="Default" style:data-style-name="N100">
      <style:text-properties fo:font-style="italic" style:font-style-asian="italic" style:font-style-complex="italic"/>
    </style:style>
    <style:style style:name="ce45" style:family="table-cell" style:parent-style-name="Default" style:data-style-name="N100">
      <style:text-properties style:text-line-through-style="solid" style:text-line-through-type="single"/>
    </style:style>
    <style:style style:name="ce46" style:family="table-cell" style:parent-style-name="Default" style:data-style-name="N100">
      <style:text-properties fo:font-weight="bold" style:font-weight-asian="bold" style:font-weight-complex="bold"/>
    </style:style>
    <style:style style:name="ce47" style:family="table-cell" style:parent-style-name="Default" style:data-style-name="N100">
      <style:table-cell-properties fo:background-color="transparent"/>
    </style:style>
    <style:style style:name="ce48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49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50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51" style:family="table-cell" style:parent-style-name="Default" style:data-style-name="N100">
      <style:text-properties style:text-line-through-style="none" style:text-line-through-type="none"/>
    </style:style>
    <style:style style:name="ce52" style:family="table-cell" style:parent-style-name="Default" style:data-style-name="N100">
      <style:table-cell-properties fo:background-color="#fe7f00"/>
    </style:style>
    <style:style style:name="ce5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4" style:family="table-cell" style:parent-style-name="Default">
      <style:text-properties style:text-line-through-style="solid" style:text-line-through-type="single"/>
    </style:style>
    <style:style style:name="ce5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58" style:family="table-cell" style:parent-style-name="Default" style:data-style-name="N100"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fff200"/>
    </style:style>
    <style:style style:name="ce60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table:style-name="Default"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 table:number-rows-repeated="4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43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5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47"/>
          <table:table-cell table:number-columns-repeated="1011"/>
        </table:table-row>
        <table:table-row table:style-name="ro1">
          <table:table-cell table:style-name="ce45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43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47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43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43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3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43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43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46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4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4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43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48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0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3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43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43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43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41"/>
        <table:table-column table:style-name="co19" table:default-cell-style-name="ce41"/>
        <table:table-column table:style-name="co20" table:default-cell-style-name="ce41"/>
        <table:table-column table:style-name="co2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ce41"/>
        <table:table-column table:style-name="co24" table:default-cell-style-name="Default"/>
        <table:table-column table:style-name="co12" table:default-cell-style-name="ce41"/>
        <table:table-column table:style-name="co16" table:default-cell-style-name="ce41"/>
        <table:table-column table:style-name="co25" table:default-cell-style-name="ce41"/>
        <table:table-column table:style-name="co26" table:default-cell-style-name="ce41"/>
        <table:table-column table:style-name="co27" table:default-cell-style-name="ce41"/>
        <table:table-column table:style-name="co28" table:default-cell-style-name="ce41"/>
        <table:table-column table:style-name="co29" table:default-cell-style-name="Default"/>
        <table:table-column table:style-name="co30" table:default-cell-style-name="Default"/>
        <table:table-column table:style-name="co17" table:default-cell-style-name="ce41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4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4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43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43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43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43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43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43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style-name="Default"/>
          <table:table-cell table:number-columns-repeated="3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2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43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3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7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table:style-name="Default"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table:style-name="Default"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table:style-name="Default"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table:style-name="Default"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table:style-name="Default"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table:style-name="Default"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table:style-name="Default"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table:style-name="ce43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41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41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4.29 11.44</text:p>
          </table:table-cell>
          <table:table-cell/>
          <table:table-cell table:style-name="Default"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table:style-name="Default"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41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U000A10B347 (Акрон)</text:p>
          </table:table-cell>
          <table:table-cell table:number-columns-repeated="6"/>
          <table:table-cell table:style-name="ce41"/>
          <table:table-cell table:number-columns-repeated="5"/>
          <table:table-cell table:style-name="ce52" office:value-type="string" calcext:value-type="string">
            <text:p>49.02</text:p>
          </table:table-cell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41"/>
          <table:table-cell office:value-type="string" calcext:value-type="string">
            <text:p>197.58</text:p>
          </table:table-cell>
          <table:table-cell table:number-columns-repeated="5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office:value-type="string" calcext:value-type="string">
            <text:p>11890.81</text:p>
          </table:table-cell>
          <table:table-cell table:style-name="Default" table:number-columns-repeated="3"/>
          <table:table-cell office:value-type="string" calcext:value-type="string">
            <text:p>2025.04.30 15.09</text:p>
          </table:table-cell>
          <table:table-cell/>
          <table:table-cell table:style-name="Default"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table:style-name="Default" office:value-type="string" calcext:value-type="string">
            <text:p>11767.46</text:p>
          </table:table-cell>
          <table:table-cell table:style-name="Default"/>
          <table:table-cell office:value-type="string" calcext:value-type="string">
            <text:p>123.3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4"/>
          <table:table-cell office:value-type="string" calcext:value-type="string">
            <text:p>2025.04.30 15.37</text:p>
          </table:table-cell>
          <table:table-cell/>
          <table:table-cell table:style-name="Default"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table:style-name="Default" office:value-type="string" calcext:value-type="string">
            <text:p>11767.56</text:p>
          </table:table-cell>
          <table:table-cell table:style-name="Default"/>
          <table:table-cell office:value-type="string" calcext:value-type="string">
            <text:p>123.2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=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1007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1007"/>
        </table:table-row>
        <table:table-row table:style-name="ro1" table:number-rows-repeated="2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05.5483|</text:p>
          </table:table-cell>
          <table:table-cell table:number-columns-repeated="2"/>
          <table:table-cell office:value-type="string" calcext:value-type="string">
            <text:p>51033.29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22 12.40</text:p>
          </table:table-cell>
          <table:table-cell/>
          <table:table-cell table:style-name="Default" office:value-type="string" calcext:value-type="string">
            <text:p>370.7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7.1</text:p>
          </table:table-cell>
          <table:table-cell table:style-name="Default" office:value-type="string" calcext:value-type="string">
            <text:p>28.1</text:p>
          </table:table-cell>
          <table:table-cell table:style-name="Default" office:value-type="string" calcext:value-type="string">
            <text:p>8535.2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8509.784.</text:p>
          </table:table-cell>
          <table:table-cell/>
          <table:table-cell table:style-name="Default"/>
          <table:table-cell table:style-name="Default" office:value-type="string" calcext:value-type="string">
            <text:p>59568.49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71.03</text:p>
          </table:table-cell>
          <table:table-cell table:style-name="Default" office:value-type="string" calcext:value-type="string">
            <text:p>25.32</text:p>
          </table:table-cell>
          <table:table-cell table:style-name="Default" office:value-type="string" calcext:value-type="string">
            <text:p>8496.35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8=</text:p>
          </table:table-cell>
          <table:table-cell table:style-name="Default" office:value-type="string" calcext:value-type="string">
            <text:p>8508.105</text:p>
          </table:table-cell>
          <table:table-cell table:number-columns-repeated="2"/>
          <table:table-cell office:value-type="string" calcext:value-type="string">
            <text:p>68064.84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9=</text:p>
          </table:table-cell>
          <table:table-cell table:style-name="Default" office:value-type="string" calcext:value-type="string">
            <text:p>8501.61|</text:p>
          </table:table-cell>
          <table:table-cell/>
          <table:table-cell table:style-name="Default"/>
          <table:table-cell table:style-name="Default" office:value-type="string" calcext:value-type="string">
            <text:p>76514.5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03.81</text:p>
          </table:table-cell>
          <table:table-cell table:style-name="Default" office:value-type="string" calcext:value-type="string">
            <text:p>25.37</text:p>
          </table:table-cell>
          <table:table-cell table:style-name="Default" office:value-type="string" calcext:value-type="string">
            <text:p>8529.18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table:style-name="Default" office:value-type="string" calcext:value-type="string">
            <text:p>8504.368</text:p>
          </table:table-cell>
          <table:table-cell/>
          <table:table-cell table:style-name="Default"/>
          <table:table-cell table:style-name="Default" office:value-type="string" calcext:value-type="string">
            <text:p>85043.68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 table:number-rows-repeated="9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1012"/>
        </table:table-row>
        <table:table-row table:style-name="ro1" table:number-rows-repeated="2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41"/>
          <table:table-cell table:number-columns-repeated="3"/>
          <table:table-cell table:style-name="Default"/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41"/>
          <table:table-cell table:number-columns-repeated="3"/>
          <table:table-cell office:value-type="string" calcext:value-type="string">
            <text:p>6100.26</text:p>
          </table:table-cell>
          <table:table-cell table:style-name="ce43" office:value-type="string" calcext:value-type="string">
            <text:p>91.26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41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4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41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41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4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41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1"/>
          <table:table-cell table:number-columns-repeated="3"/>
          <table:table-cell office:value-type="string" calcext:value-type="string">
            <text:p>10181.03</text:p>
          </table:table-cell>
          <table:table-cell table:style-name="ce43" office:value-type="string" calcext:value-type="string">
            <text:p>166.03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4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4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41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41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41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41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1"/>
          <table:table-cell table:number-columns-repeated="4"/>
          <table:table-cell table:style-name="ce43" office:value-type="string" calcext:value-type="string">
            <text:p>10.69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41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41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41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41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4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4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4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41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73.63</text:p>
          </table:table-cell>
          <table:table-cell table:number-columns-repeated="2"/>
          <table:table-cell office:value-type="string" calcext:value-type="string">
            <text:p>1947.26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80.596|</text:p>
          </table:table-cell>
          <table:table-cell table:number-columns-repeated="2"/>
          <table:table-cell office:value-type="string" calcext:value-type="string">
            <text:p>2941.79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41"/>
          <table:table-cell office:value-type="string" calcext:value-type="string">
            <text:p>92.37</text:p>
          </table:table-cell>
          <table:table-cell table:number-columns-repeated="5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78.41</text:p>
          </table:table-cell>
          <table:table-cell table:number-columns-repeated="2"/>
          <table:table-cell office:value-type="string" calcext:value-type="string">
            <text:p>4892.05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78.7283|</text:p>
          </table:table-cell>
          <table:table-cell table:number-columns-repeated="2"/>
          <table:table-cell office:value-type="string" calcext:value-type="string">
            <text:p>5872.37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 table:number-rows-repeated="2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41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41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41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41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41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41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41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41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41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 table:number-rows-repeated="3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 table:number-rows-repeated="5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41"/>
          <table:table-cell table:number-columns-repeated="5"/>
          <table:table-cell office:value-type="string" calcext:value-type="string">
            <text:p>45</text:p>
          </table:table-cell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41"/>
          <table:table-cell table:number-columns-repeated="5"/>
          <table:table-cell office:value-type="string" calcext:value-type="string">
            <text:p>45</text:p>
          </table:table-cell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46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5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5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45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46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table:number-columns-repeated="10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table:number-columns-repeated="10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table:number-columns-repeated="10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table:number-columns-repeated="10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table:number-columns-repeated="10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table:number-columns-repeated="10"/>
          <table:table-cell office:value-type="string" calcext:value-type="string">
            <text:p>=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table:number-columns-repeated="10"/>
          <table:table-cell office:value-type="string" calcext:value-type="string">
            <text:p>=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table:number-columns-repeated="10"/>
          <table:table-cell office:value-type="string" calcext:value-type="string">
            <text:p>=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table:number-columns-repeated="10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table:number-columns-repeated="10"/>
          <table:table-cell office:value-type="string" calcext:value-type="string">
            <text:p>=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/>
          <table:table-cell table:style-name="Default"/>
          <table:table-cell office:value-type="string" calcext:value-type="string">
            <text:p>1409+457.84</text:p>
          </table:table-cell>
          <table:table-cell table:style-name="Default" table:number-columns-repeated="2"/>
          <table:table-cell office:value-type="string" calcext:value-type="string">
            <text:p>2025.04.23 19.06</text:p>
          </table:table-cell>
          <table:table-cell/>
          <table:table-cell table:style-name="Default" table:number-columns-repeated="4"/>
          <table:table-cell office:value-type="string" calcext:value-type="string">
            <text:p>=1053.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4 14.02</text:p>
          </table:table-cell>
          <table:table-cell/>
          <table:table-cell table:style-name="Default"/>
          <table:table-cell office:value-type="string" calcext:value-type="string">
            <text:p>43-408.2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office:value-type="string" calcext:value-type="string">
            <text:p>=688.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5 14.02</text:p>
          </table:table-cell>
          <table:table-cell/>
          <table:table-cell table:style-name="Default"/>
          <table:table-cell office:value-type="string" calcext:value-type="string">
            <text:p>185+134.15=-319.15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office:value-type="string" calcext:value-type="string">
            <text:p>=369.1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8 14.02</text:p>
          </table:table-cell>
          <table:table-cell/>
          <table:table-cell table:style-name="Default"/>
          <table:table-cell table:style-name="ce51" office:value-type="string" calcext:value-type="string">
            <text:p>745+1099.32=-1844.32</text:p>
          </table:table-cell>
          <table:table-cell table:style-name="Default" table:number-columns-repeated="2"/>
          <table:table-cell office:value-type="string" calcext:value-type="string">
            <text:p>2025.04.28 19.54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=1475.17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9 14.02</text:p>
          </table:table-cell>
          <table:table-cell/>
          <table:table-cell table:style-name="Default"/>
          <table:table-cell office:value-type="string" calcext:value-type="string">
            <text:p>48-726.56=-678.56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office:value-type="string" calcext:value-type="string">
            <text:p>=2153.73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30 14.02</text:p>
          </table:table-cell>
          <table:table-cell/>
          <table:table-cell table:style-name="Default"/>
          <table:table-cell office:value-type="string" calcext:value-type="string">
            <text:p>-260+0.58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office:value-type="string" calcext:value-type="string">
            <text:p>=2413.1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4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4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47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43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43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 table:style-name="Default"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3"/>
          <table:table-cell office:value-type="string" calcext:value-type="string">
            <text:p>17009.56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41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91.1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41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41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 table:number-rows-repeated="10480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41"/>
        <table:table-column table:style-name="co19" table:default-cell-style-name="ce41"/>
        <table:table-column table:style-name="co31" table:default-cell-style-name="ce41"/>
        <table:table-column table:style-name="co2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Default"/>
        <table:table-column table:style-name="co24" table:default-cell-style-name="Default"/>
        <table:table-column table:style-name="co4" table:default-cell-style-name="ce41"/>
        <table:table-column table:style-name="co16" table:default-cell-style-name="ce41"/>
        <table:table-column table:style-name="co25" table:default-cell-style-name="ce41"/>
        <table:table-column table:style-name="co12" table:default-cell-style-name="ce41"/>
        <table:table-column table:style-name="co27" table:default-cell-style-name="ce41"/>
        <table:table-column table:style-name="co28" table:default-cell-style-name="ce41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41" office:value-type="string" calcext:value-type="string">
            <text:p>продажа</text:p>
          </table:table-cell>
          <table:table-cell table:style-name="ce4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%Y</text:p>
          </table:table-cell>
          <table:table-cell table:style-name="ce41" office:value-type="string" calcext:value-type="string">
            <text:p>примеч.</text:p>
          </table:table-cell>
          <table:table-cell table:style-name="ce41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41" office:value-type="string" calcext:value-type="string">
            <text:p>2024.03.29 13.32</text:p>
          </table:table-cell>
          <table:table-cell table:style-name="ce41"/>
          <table:table-cell table:number-columns-repeated="6"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41" office:value-type="string" calcext:value-type="string">
            <text:p>2024.03.29 16.15</text:p>
          </table:table-cell>
          <table:table-cell table:style-name="ce41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4.03.29 16.19</text:p>
          </table:table-cell>
          <table:table-cell table:style-name="ce41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3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43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41" office:value-type="string" calcext:value-type="string">
            <text:p>2024.04.08</text:p>
          </table:table-cell>
          <table:table-cell table:style-name="ce41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41" table:number-columns-repeated="2"/>
          <table:table-cell table:style-name="ce41" office:value-type="string" calcext:value-type="string">
            <text:p>7.28?</text:p>
          </table:table-cell>
          <table:table-cell table:style-name="ce41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43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43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52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54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41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52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41" office:value-type="string" calcext:value-type="string">
            <text:p>2024.05.16 17.55</text:p>
          </table:table-cell>
          <table:table-cell table:style-name="ce41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41" office:value-type="string" calcext:value-type="string">
            <text:p>2024.05.17 10.13</text:p>
          </table:table-cell>
          <table:table-cell table:style-name="ce41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41" office:value-type="string" calcext:value-type="string">
            <text:p>2024.05.17 13.47</text:p>
          </table:table-cell>
          <table:table-cell table:style-name="ce41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41" office:value-type="string" calcext:value-type="string">
            <text:p>2024.05.17 13.54</text:p>
          </table:table-cell>
          <table:table-cell table:style-name="ce41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41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41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5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43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52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52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3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1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1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4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4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43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43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3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41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3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52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47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41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52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41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43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41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43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41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43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41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41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52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47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41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41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41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41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41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41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41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3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41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41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41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41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41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7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41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7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7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7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41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3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2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41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41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2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43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52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52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41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41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41"/>
        <table:table-column table:style-name="co37" table:default-cell-style-name="ce41"/>
        <table:table-column table:style-name="co38" table:default-cell-style-name="ce41"/>
        <table:table-column table:style-name="co39" table:default-cell-style-name="ce41"/>
        <table:table-column table:style-name="co40" table:default-cell-style-name="ce41"/>
        <table:table-column table:style-name="co41" table:default-cell-style-name="ce41"/>
        <table:table-column table:style-name="co42" table:default-cell-style-name="ce41"/>
        <table:table-column table:style-name="co4" table:default-cell-style-name="ce41"/>
        <table:table-column table:style-name="co27" table:default-cell-style-name="ce41"/>
        <table:table-column table:style-name="co42" table:default-cell-style-name="ce41"/>
        <table:table-column table:style-name="co43" table:default-cell-style-name="ce41"/>
        <table:table-column table:style-name="co10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2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3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3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3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2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43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43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43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43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43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43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43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43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43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43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43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43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43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43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43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43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43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43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43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43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43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43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43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43" office:value-type="string" calcext:value-type="string">
            <text:p>16.52</text:p>
          </table:table-cell>
          <table:table-cell table:style-name="ce47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7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7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7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7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7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2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2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3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52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43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3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2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2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55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7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7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7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7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7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55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7" office:value-type="string" calcext:value-type="string">
            <text:p>1189.32 (283.4+905.92)</text:p>
          </table:table-cell>
          <table:table-cell table:number-columns-repeated="3"/>
          <table:table-cell table:style-name="ce47" office:value-type="string" calcext:value-type="string">
            <text:p>1189.32</text:p>
          </table:table-cell>
          <table:table-cell table:style-name="ce52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8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number-columns-repeated="2" table:default-cell-style-name="ce41"/>
        <table:table-column table:style-name="co44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5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5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5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5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43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43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5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5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43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43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43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5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5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43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43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43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52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52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9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5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5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5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5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5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2">Тинькофф S&amp;P 500</text:span>)</text:p>
          </table:table-cell>
          <table:table-cell table:number-columns-repeated="12"/>
          <table:table-cell table:style-name="ce5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4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43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43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43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3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7"/>
          <table:table-cell table:style-name="ce5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3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43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43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43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5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5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43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43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43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43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43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5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3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43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3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3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43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43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43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43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43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43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43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43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43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3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3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43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43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43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43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43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43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1"/>
          <table:table-cell table:number-columns-repeated="1010"/>
        </table:table-row>
        <table:table-row table:style-name="ro1">
          <table:table-cell table:style-name="ce51" office:value-type="string" calcext:value-type="string">
            <text:p>RU000A100J18 (Домодедово выпуск 2 )</text:p>
          </table:table-cell>
          <table:table-cell table:style-name="ce51" table:number-columns-repeated="12"/>
          <table:table-cell/>
          <table:table-cell table:style-name="ce5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43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4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5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43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3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43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43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43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43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43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43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43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5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5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5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5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5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43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5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43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5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0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43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43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43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43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43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43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43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2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.00.0000</text:date>, <text:time style:data-style-name="N2" text:time-value="13:06:55.98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5-02T12:24:03.819000000</dc:date>
    <meta:editing-duration>P6DT15H59M27S</meta:editing-duration>
    <meta:editing-cycles>2605</meta:editing-cycles>
    <meta:document-statistic meta:table-count="6" meta:cell-count="14515" meta:object-count="0"/>
  </office:meta>
</office:document-meta>
</file>